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f5ef" officeooo:paragraph-rsid="001bf5ef"/>
    </style:style>
    <style:style style:name="P2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1cfcdd" officeooo:paragraph-rsid="001cfcdd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cfcdd" officeooo:paragraph-rsid="001cfcdd"/>
    </style:style>
    <style:style style:name="P4" style:family="paragraph" style:parent-style-name="Standard">
      <style:paragraph-properties fo:text-align="start" style:justify-single-word="false" style:writing-mode="rl-tb"/>
      <style:text-properties officeooo:rsid="001cfcdd" officeooo:paragraph-rsid="001cf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زیر نویس هایی که در ویندوز ایجاد شده اند گاهی اوقات انکدینگی دارند که در ابونتو شناخته نمی شود برای رفع این مشکل باید از طریق سایت زیر عمل کنیم:<text:line-break/><text:line-break/></text:p>
      <text:p text:style-name="P4">http://subtitlefixer.ir/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8</meta:editing-cycles>
    <meta:creation-date>2017-06-01T07:12:00</meta:creation-date>
    <dc:date>2017-09-28T22:26:09.675895359</dc:date>
    <meta:editing-duration>PT10M17S</meta:editing-duration>
    <meta:generator>LibreOffice/5.1.6.2$Linux_X86_64 LibreOffice_project/10m0$Build-2</meta:generator>
    <meta:document-statistic meta:table-count="0" meta:image-count="0" meta:object-count="0" meta:page-count="1" meta:paragraph-count="2" meta:word-count="31" meta:character-count="170" meta:non-whitespace-character-count="1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